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IBMPlexMono, monospace," fo:background-color="#fffffe"/>
    </style:style>
    <style:style style:name="T1" style:family="text">
      <style:text-properties fo:color="#a31515"/>
    </style:style>
    <style:style style:name="T2" style:family="text">
      <style:text-properties fo:color="#0451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<text:span text:style-name="T1">"conf"</text:span>:{<text:span text:style-name="T1">"username"</text:span>:<text:span text:style-name="T2">"leomessi"</text:span>},</text:p>
      <text:p text:style-name="P1"><text:span text:style-name="T1">"dag_run_id"</text:span>:<text:span text:style-name="T2">"run-id-final-18"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20:19:35.065575735</meta:creation-date>
    <meta:generator>LibreOffice/6.4.7.2$Linux_X86_64 LibreOffice_project/40$Build-2</meta:generator>
    <dc:date>2022-10-31T11:18:03.132144370</dc:date>
    <meta:editing-duration>PT59S</meta:editing-duration>
    <meta:editing-cycles>1</meta:editing-cycles>
    <meta:document-statistic meta:table-count="0" meta:image-count="0" meta:object-count="0" meta:page-count="1" meta:paragraph-count="4" meta:word-count="4" meta:character-count="63" meta:non-whitespace-character-count="63"/>
  </office:meta>
</office:document-meta>
</file>